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CreateTime( java . sql . Timestamp cre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Log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Log.setUser(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Log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loveflying.test_for_lovefly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UserLogs( Set &lt; UserLog &gt; userLo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UserLo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Lo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